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YS Text" svg:font-family="'YS Text', Arial, Helvetica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fo:font-weight="bold" officeooo:rsid="001daea8" officeooo:paragraph-rsid="0020ffcd" style:font-size-asian="13.1000003814697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Liberation Serif1" fo:font-size="12pt" officeooo:paragraph-rsid="001daea8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officeooo:paragraph-rsid="001daea8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letter-spacing="normal" fo:font-style="normal" fo:font-weight="bold" officeooo:rsid="001daea8" officeooo:paragraph-rsid="001daea8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letter-spacing="normal" fo:font-style="normal" fo:font-weight="bold" officeooo:rsid="001eb839" officeooo:paragraph-rsid="001eb839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letter-spacing="normal" fo:font-style="normal" fo:font-weight="bold" officeooo:rsid="001eb839" officeooo:paragraph-rsid="0020ffc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letter-spacing="normal" fo:font-style="normal" fo:font-weight="normal" officeooo:rsid="001daea8" officeooo:paragraph-rsid="001daea8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1eb839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eb839" officeooo:paragraph-rsid="001eb83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daea8" officeooo:paragraph-rsid="001daea8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1eb839" officeooo:paragraph-rsid="001eb83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aea8" officeooo:paragraph-rsid="001daea8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officeooo:paragraph-rsid="0020ffcd"/>
    </style:style>
    <style:style style:name="P15" style:family="paragraph" style:parent-style-name="Text_20_body">
      <style:paragraph-properties fo:text-align="start" style:justify-single-word="false"/>
      <style:text-properties officeooo:paragraph-rsid="00225837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2pt" fo:font-weight="bold" officeooo:rsid="001eb839" officeooo:paragraph-rsid="001eb839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letter-spacing="normal" fo:font-style="normal" fo:font-weight="bold" officeooo:rsid="001eb839" officeooo:paragraph-rsid="00225837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225837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bold" officeooo:rsid="001eb839" officeooo:paragraph-rsid="00225837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daea8"/>
    </style:style>
    <style:style style:name="T3" style:family="text">
      <style:text-properties fo:font-variant="normal" fo:text-transform="none" style:font-name="Liberation Serif1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Liberation Serif1" fo:font-size="12pt" fo:letter-spacing="normal" fo:font-style="normal" fo:font-weight="normal" officeooo:rsid="001daea8" style:font-size-asian="12pt" style:font-size-complex="12pt"/>
    </style:style>
    <style:style style:name="T5" style:family="text">
      <style:text-properties fo:font-variant="normal" fo:text-transform="none" style:font-name="Liberation Serif1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1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style:font-name="YS Text" fo:font-size="13.5pt" fo:letter-spacing="normal" fo:font-style="normal" fo:font-weight="normal"/>
    </style:style>
    <style:style style:name="T8" style:family="text">
      <style:text-properties fo:font-variant="normal" fo:text-transform="none" style:font-name="YS Text" fo:letter-spacing="normal" fo:font-style="normal" fo:font-weight="normal"/>
    </style:style>
    <style:style style:name="T9" style:family="text">
      <style:text-properties fo:font-variant="normal" fo:text-transform="none" style:font-name="YS Text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style:font-name="Menlo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style:font-name="Menlo" fo:letter-spacing="normal" fo:font-style="normal" fo:font-weight="normal" loext:padding="0cm" loext:border="none"/>
    </style:style>
    <style:style style:name="T12" style:family="text">
      <style:text-properties fo:font-variant="normal" fo:text-transform="none" style:font-name="Menlo" fo:font-size="12pt" fo:letter-spacing="normal" fo:font-style="normal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20ffcd" style:font-size-asian="12pt" style:font-size-complex="12pt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20ffc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1eb839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225837" style:font-size-asian="12pt" style:font-size-complex="12pt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officeooo:rsid="00225837" style:font-size-asian="12pt" style:font-size-complex="12pt" loext:padding="0cm" loext:border="none"/>
    </style:style>
    <style:style style:name="T24" style:family="text">
      <style:text-properties officeooo:rsid="001eb839"/>
    </style:style>
    <style:style style:name="T25" style:family="text">
      <style:text-properties officeooo:rsid="001eb839" style:font-weight-asian="bold" style:font-weight-complex="bold"/>
    </style:style>
    <style:style style:name="T26" style:family="text">
      <style:text-properties officeooo:rsid="00225837" style:font-weight-asian="bold" style:font-weight-complex="bold"/>
    </style:style>
    <style:style style:name="T27" style:family="text">
      <style:text-properties officeooo:rsid="0020ffcd"/>
    </style:style>
    <style:style style:name="T28" style:family="text">
      <style:text-properties officeooo:rsid="0022583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/>
      <text:p text:style-name="P1"/>
      <text:p text:style-name="P5">Урок 1. <text:span text:style-name="T27">Константы и формулы:</text:span></text:p>
      <text:p text:style-name="P8">1.Внутри ячеек содержатся либо константы, либо формулы.</text:p>
      <text:p text:style-name="P4"><text:span text:style-name="T4">2.</text:span><text:span text:style-name="T3">Есть два способа увидеть, что находится в ячейке.<text:line-break/>Первый: выделить ячейку и посмотреть в строку формул.<text:line-break/>Второй: нажать </text:span><text:span text:style-name="Source_20_Text"><text:span text:style-name="T5">Ctrl</text:span></text:span><text:span text:style-name="T3">+</text:span><text:span text:style-name="Source_20_Text"><text:span text:style-name="T5">~</text:span></text:span><text:span text:style-name="T3"> и увидеть все формулы, которые содержатся на листе.</text:span></text:p>
      <text:p text:style-name="P3"><text:span text:style-name="T2">3.</text:span><text:span text:style-name="T1">Функции — это предустановленные формулы. Чтобы ими пользоваться, нужно знать их названия и синтаксис — правила построения.</text:span></text:p>
      <text:p text:style-name="P4"><text:span text:style-name="T4">4.</text:span><text:span text:style-name="T3">Для быстрой навигации по таблице можно использовать горячие клавиши:<text:line-break/></text:span><text:span text:style-name="Source_20_Text"><text:span text:style-name="T5">Ctrl</text:span></text:span><text:span text:style-name="T3">+</text:span><text:span text:style-name="Source_20_Text"><text:span text:style-name="T5">↓</text:span></text:span><text:span text:style-name="T3"> (</text:span><text:span text:style-name="Source_20_Text"><text:span text:style-name="T5">Cmd</text:span></text:span><text:span text:style-name="T3">+</text:span><text:span text:style-name="Source_20_Text"><text:span text:style-name="T5">↓</text:span></text:span><text:span text:style-name="T3">) — переместиться на последнюю заполненную ячейку в столбце, а если нажать ещё раз — в самый низ таблицы.<text:line-break/></text:span><text:span text:style-name="Source_20_Text"><text:span text:style-name="T5">Ctrl</text:span></text:span><text:span text:style-name="T3">+</text:span><text:span text:style-name="Source_20_Text"><text:span text:style-name="T5">↑</text:span></text:span><text:span text:style-name="T3"> (</text:span><text:span text:style-name="Source_20_Text"><text:span text:style-name="T5">Cmd</text:span></text:span><text:span text:style-name="T3">+</text:span><text:span text:style-name="Source_20_Text"><text:span text:style-name="T5">↑</text:span></text:span><text:span text:style-name="T3">) — переместиться вверх до ближайшей заполненной ячейки, а потом — на самый верх таблицы.<text:line-break/>Если дополнительно зажать </text:span><text:span text:style-name="Source_20_Text"><text:span text:style-name="T5">Shift</text:span></text:span><text:span text:style-name="T3">, вы не просто переместитесь, но и выделите всю область, которую «проскочили».</text:span></text:p>
      <text:p text:style-name="P4"><text:span text:style-name="T4">5.</text:span><text:span text:style-name="T3">Применить формулы ко всему столбцу:<text:line-break/></text:span><text:span text:style-name="Source_20_Text"><text:span text:style-name="T5">Ctrl</text:span></text:span><text:span text:style-name="T3">+</text:span><text:span text:style-name="Source_20_Text"><text:span text:style-name="T5">Shift</text:span></text:span><text:span text:style-name="T3">+</text:span><text:span text:style-name="Source_20_Text"><text:span text:style-name="T5">↑</text:span></text:span><text:span text:style-name="T3"> (</text:span><text:span text:style-name="Source_20_Text"><text:span text:style-name="T5">Cmd</text:span></text:span><text:span text:style-name="T3">+</text:span><text:span text:style-name="Source_20_Text"><text:span text:style-name="T5">Shift</text:span></text:span><text:span text:style-name="T3">+</text:span><text:span text:style-name="Source_20_Text"><text:span text:style-name="T5">↑</text:span></text:span><text:span text:style-name="T3">) — выделить область, которую нужно заполнить формулами и последнюю ячейку с формулой;<text:line-break/></text:span><text:span text:style-name="Source_20_Text"><text:span text:style-name="T5">Ctrl</text:span></text:span><text:span text:style-name="T3">+</text:span><text:span text:style-name="Source_20_Text"><text:span text:style-name="T5">D</text:span></text:span><text:span text:style-name="T3"> (</text:span><text:span text:style-name="Source_20_Text"><text:span text:style-name="T5">Cmd</text:span></text:span><text:span text:style-name="T3">+</text:span><text:span text:style-name="Source_20_Text"><text:span text:style-name="T5">D</text:span></text:span><text:span text:style-name="T3">) — заполнить область формулами по выделенному образцу.</text:span></text:p>
      <text:p text:style-name="P4"/>
      <text:p text:style-name="P6">Урок 2. <text:span text:style-name="T27">Текст и число:</text:span></text:p>
      <text:p text:style-name="P10">1.Для таблиц существует только два типа данных: текст и число. Единственное, что можно сделать с текстовыми ячейками, — посчитать их количество. С числами можно осуществлять любые операции счёта.</text:p>
      <text:p text:style-name="P9"><text:span text:style-name="T25">2.</text:span>Формат отображения числовых данных можно менять, при этом сами данные останутся неизменными.</text:p>
      <text:p text:style-name="P9"><text:span text:style-name="T24">3.</text:span>Дата — это тоже число, а значит, с датами можно поступать как с обычными числами: вычитать, прибавлять. Можно даже умножать или делить, но это не имеет практического смысла.</text:p>
      <text:p text:style-name="P9"><text:span text:style-name="T24">4.</text:span>Если вы видите в ячейках числа, близкие к 44 тысячам, хотя ожидали увидеть там даты, поменяйте формат отображения данных, и всё наладится.</text:p>
      <text:p text:style-name="P12"/>
      <text:p text:style-name="P7">Урок <text:span text:style-name="T27">3. Фильтр и сортировка:</text:span></text:p>
      <text:p text:style-name="P14"><text:soft-page-break/><text:span text:style-name="T18">1.</text:span><text:span text:style-name="T19">Панель автоподсчёта в связке с фильтрами — отличный инструмент, чтобы выполнять экспресс-расчёты, не прибегая к использованию формул.</text:span><text:span text:style-name="T6"/></text:p>
      <text:p text:style-name="P14"><text:span text:style-name="T18">2.</text:span><text:span text:style-name="T15">Фильтры не меняют порядок расположения данных, сортировка — меняет. Отменить сортировку можно только с помощью команды «Отменить действие» </text:span><text:span text:style-name="Source_20_Text"><text:span text:style-name="T16">Ctrl+Z</text:span></text:span><text:span text:style-name="T15">(</text:span><text:span text:style-name="Source_20_Text"><text:span text:style-name="T16">Cmd+Z</text:span></text:span><text:span text:style-name="T15">) или новой сортировки — например, по столбцу с последовательной нумерацией.</text:span><text:span text:style-name="T6"/></text:p>
      <text:p text:style-name="P14"><text:span text:style-name="T17">3.</text:span><text:span text:style-name="T15">Режим фильтрации в Google Таблицах позволяет использовать сортировку, не меняя порядок расположения исходных данных.</text:span><text:span text:style-name="T6"/></text:p>
      <text:p text:style-name="P14"><text:span text:style-name="T17">4.</text:span><text:span text:style-name="T15">Режим фильтрации удобен для совместной работы: фильтры в режиме фильтрации не видны другим пользователям. Но можно сохранить режим фильтрации, и он будет доступен другим пользователям таблицы.</text:span><text:span text:style-name="T6"/></text:p>
      <text:p text:style-name="P14"><text:span text:style-name="T17">5.</text:span><text:span text:style-name="T15">С помощью временного режима фильтрации можно использовать фильтры и сортировку в файлах, которые не доступны вам для редактирования.</text:span><text:span text:style-name="T6"/></text:p>
      <text:p text:style-name="P16"/>
      <text:p text:style-name="P17">Урок <text:span text:style-name="T28">4. Формула COUNTIFS.</text:span></text:p>
      <text:p text:style-name="P18"><text:span text:style-name="T26">1.Е</text:span><text:span text:style-name="T25">сли нужно сделать много однотипных вычислений, используйте формулы, а не фильтры и панель автоподсчёта.</text:span></text:p>
      <text:p text:style-name="P18"><text:span text:style-name="T26">2.</text:span>Для подсчёта количества по одному или множеству критериев используйте формулу COUNTIFS.</text:p>
      <text:p text:style-name="P15"><text:span text:style-name="T22">3.</text:span><text:span text:style-name="T15">Синтаксис COUNTIFS: </text:span><text:span text:style-name="Source_20_Text"><text:span text:style-name="T16">=COUNTIFS(</text:span></text:span><text:span text:style-name="T15">диапазон критерия</text:span><text:span text:style-name="Strong_20_Emphasis"><text:span text:style-name="Source_20_Text"><text:span text:style-name="T16">;</text:span></text:span></text:span><text:span text:style-name="T15">значение критерия</text:span><text:span text:style-name="Source_20_Text"><text:span text:style-name="T16">;</text:span></text:span><text:span text:style-name="T15">следующий диапазон</text:span><text:span text:style-name="Source_20_Text"><text:span text:style-name="T16">;</text:span></text:span><text:span text:style-name="T15">следующий критерий</text:span><text:span text:style-name="Source_20_Text"><text:span text:style-name="T16">)</text:span></text:span></text:p>
      <text:p text:style-name="P15"><text:span text:style-name="Source_20_Text"><text:span text:style-name="T23">4.</text:span></text:span><text:span text:style-name="T15">Текстовые критерии пишутся в двойных кавычках, числовые — без.</text:span></text:p>
      <text:p text:style-name="P19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YS Text" svg:font-family="'Y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1daea8" officeooo:paragraph-rsid="0020ffcd" style:font-size-asian="13.1000003814697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oogle Таблицы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3:49:16.538866037</meta:creation-date>
    <dc:date>2023-04-03T13:32:25.842974669</dc:date>
    <meta:editing-duration>PT45M48S</meta:editing-duration>
    <meta:editing-cycles>4</meta:editing-cycles>
    <meta:generator>LibreOffice/7.4.6.2$Linux_X86_64 LibreOffice_project/40$Build-2</meta:generator>
    <meta:document-statistic meta:table-count="0" meta:image-count="0" meta:object-count="0" meta:page-count="2" meta:paragraph-count="24" meta:word-count="382" meta:character-count="2875" meta:non-whitespace-character-count="2503"/>
  </office:meta>
</office:document-meta>
</file>